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184cm" draw:shadow="visible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2.02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Dashed_20__28_var_29_"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a0ff5f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 style:writing-mode="lr-tb"/>
      <style:text-properties style:font-name="Open Sans" fo:font-size="13pt" style:font-size-asian="13pt" style:font-size-complex="13pt"/>
    </style:style>
    <style:style style:name="P8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a49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-color="#02d35f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-color="#02d35f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6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2d35f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</text:span><text:span text:style-name="T1">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</text:span><text:span text:style-name="T1">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8" draw:id="id8" draw:layer="layout" svg:width="2.8cm" svg:height="1.2cm" svg:x="11.5cm" svg:y="2.5cm">
          <text:p text:style-name="P8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10" draw:text-style-name="P10" xml:id="id10" draw:id="id10" draw:layer="layout" svg:width="2.8cm" svg:height="1.2cm" svg:x="19.1cm" svg:y="0.1cm">
          <text:p text:style-name="P8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0.2cm" svg:y1="5.55cm" svg:x2="1.8cm" svg:y2="5.55cm">
          <text:p/>
        </draw:line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13" draw:text-style-name="P3" draw:layer="layout" svg:x1="0.2cm" svg:y1="4.9cm" svg:x2="1.8cm" svg:y2="4.9cm">
          <text:p/>
        </draw:line>
        <draw:custom-shape draw:style-name="gr7" draw:text-style-name="P9" xml:id="id12" draw:id="id12" draw:layer="layout" svg:width="2.8cm" svg:height="1.2cm" svg:x="19.1cm" svg:y="2.5cm">
          <text:p text:style-name="P8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0" draw:text-style-name="P15" xml:id="id13" draw:id="id13" draw:layer="layout" svg:width="2.8cm" svg:height="1.2cm" svg:x="26.7cm" svg:y="0.1cm">
          <text:p text:style-name="P14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1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10" draw:text-style-name="P10" xml:id="id2" draw:id="id2" draw:layer="layout" svg:width="2.8cm" svg:height="1.2cm" svg:x="15.3cm" svg:y="0.1cm">
          <text:p text:style-name="P8"><text:span text:style-name="T2">SLES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2.8cm" svg:height="1.2cm" svg:x="15.3cm" svg:y="2.5cm">
          <text:p text:style-name="P8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2.477cm -2.322cm -0.617cm" svg:x1="16.7cm" svg:y1="2.5cm" svg:x2="20.5cm" svg:y2="1.3cm" draw:start-shape="id9" draw:start-glue-point="0" draw:end-shape="id10" draw:end-glue-point="2" svg:d="M16700 2500c0-636 3580-423 3580-769 0-345 220-304 220-431" svg:viewBox="0 0 3801 1201">
          <text:p/>
        </draw:connector>
        <draw:connector draw:style-name="gr9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1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666 0 444-2299 419-2299s-328-2501 581-2501" svg:viewBox="0 0 1001 4801">
          <text:p/>
        </draw:connector>
        <draw:connector draw:style-name="gr9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10" draw:text-style-name="P10" xml:id="id11" draw:id="id11" draw:layer="layout" svg:width="2.8cm" svg:height="1.2cm" svg:x="22.9cm" svg:y="0.1cm">
          <text:p text:style-name="P8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1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1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1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1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1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  <draw:custom-shape draw:style-name="gr10" draw:text-style-name="P17" xml:id="id14" draw:id="id14" draw:layer="layout" svg:width="2.8cm" svg:height="1.2cm" svg:x="30.5cm" svg:y="0.1cm">
          <text:p text:style-name="P16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13" draw:start-glue-point="1" draw:end-shape="id14" draw:end-glue-point="3" svg:d="M29500 700h1000" svg:viewBox="0 0 1001 1">
          <text:p/>
        </draw:connector>
        <draw:connector draw:style-name="gr14" draw:text-style-name="P3" draw:layer="layout" draw:type="curve" draw:line-skew="-0.535cm" svg:x1="16.7cm" svg:y1="3.7cm" svg:x2="31.9cm" svg:y2="1.3cm" draw:start-shape="id9" draw:start-glue-point="2" draw:end-shape="id14" draw:end-glue-point="2" svg:d="M16700 3700c0 268 15200 1468 15200-2400" svg:viewBox="0 0 15201 2787">
          <text:p/>
        </draw:connector>
        <draw:connector draw:style-name="gr11" draw:text-style-name="P3" draw:layer="layout" draw:type="curve" svg:x1="21.9cm" svg:y1="3.1cm" svg:x2="31.9cm" svg:y2="1.3cm" draw:start-shape="id12" draw:start-glue-point="1" draw:end-shape="id14" draw:end-glue-point="2" svg:d="M21900 3100c6667 0 10000-600 10000-1800" svg:viewBox="0 0 10001 1801">
          <text:p/>
        </draw:connector>
      </draw:page>
      <draw:page draw:name="SLED" draw:style-name="dp1" draw:master-page-name="Standard">
        <draw:custom-shape draw:style-name="gr3" draw:text-style-name="P4" xml:id="id15" draw:id="id15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5" draw:start-glue-point="1" draw:end-shape="id16" draw:end-glue-point="3" svg:d="M2900 3100h1000" svg:viewBox="0 0 1001 1">
          <text:p/>
        </draw:connector>
        <draw:custom-shape draw:style-name="gr3" draw:text-style-name="P4" xml:id="id17" draw:id="id17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8" draw:id="id18" draw:layer="layout" svg:width="2.8cm" svg:height="1.2cm" svg:x="11.5cm" svg:y="2.5cm">
          <text:p text:style-name="P8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6" draw:start-glue-point="1" draw:end-shape="id17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7" draw:start-glue-point="1" draw:end-shape="id18" draw:end-glue-point="3" svg:d="M10500 3100h1000" svg:viewBox="0 0 1001 1">
          <text:p/>
        </draw:connector>
        <draw:custom-shape draw:style-name="gr10" draw:text-style-name="P10" xml:id="id20" draw:id="id20" draw:layer="layout" svg:width="2.8cm" svg:height="1.2cm" svg:x="15.3cm" svg:y="0.1cm">
          <text:p text:style-name="P8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9" draw:id="id19" draw:layer="layout" svg:width="2.8cm" svg:height="1.2cm" svg:x="15.3cm" svg:y="2.5cm">
          <text:p text:style-name="P8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7cm" svg:y1="2.5cm" svg:x2="16.7cm" svg:y2="1.3cm" draw:start-shape="id19" draw:start-glue-point="0" draw:end-shape="id20" draw:end-glue-point="2" svg:d="M16700 2500v-1200" svg:viewBox="0 0 1 1201">
          <text:p/>
        </draw:connector>
        <draw:connector draw:style-name="gr9" draw:text-style-name="P6" draw:layer="layout" draw:type="curve" svg:x1="14.3cm" svg:y1="3.1cm" svg:x2="15.3cm" svg:y2="3.1cm" draw:start-shape="id18" draw:start-glue-point="1" draw:end-shape="id1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18" draw:start-glue-point="0" draw:end-shape="id20" draw:end-glue-point="3" svg:d="M12900 2500c0-1200 800-1800 2400-1800" svg:viewBox="0 0 2401 1801">
          <text:p/>
        </draw:connector>
        <draw:custom-shape draw:style-name="gr10" draw:text-style-name="P15" xml:id="id22" draw:id="id22" draw:layer="layout" svg:width="2.8cm" svg:height="1.2cm" svg:x="26.7cm" svg:y="0.1cm">
          <text:p text:style-name="P14"><text:span text:style-name="T4">SLED 15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1" draw:id="id21" draw:layer="layout" svg:width="2.8cm" svg:height="1.2cm" svg:x="22.9cm" svg:y="0.1cm">
          <text:p text:style-name="P8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1" draw:start-glue-point="1" draw:end-shape="id22" draw:end-glue-point="3" svg:d="M25700 700h1000" svg:viewBox="0 0 1001 1">
          <text:p/>
        </draw:connector>
        <draw:connector draw:style-name="gr11" draw:text-style-name="P3" draw:layer="layout" draw:type="curve" svg:x1="18.1cm" svg:y1="3.1cm" svg:x2="20.5cm" svg:y2="1.3cm" draw:start-shape="id19" draw:start-glue-point="1" draw:end-shape="id23" draw:end-glue-point="2" svg:d="M18100 3100c1600 0 2400-600 2400-1800" svg:viewBox="0 0 2401 1801">
          <text:p/>
        </draw:connector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13" draw:text-style-name="P3" draw:layer="layout" svg:x1="0.193cm" svg:y1="4.9cm" svg:x2="1.793cm" svg:y2="4.9cm">
          <text:p/>
        </draw:line>
        <draw:line draw:style-name="gr11" draw:text-style-name="P11" draw:layer="layout" svg:x1="0.193cm" svg:y1="5.55cm" svg:x2="1.793cm" svg:y2="5.55cm">
          <text:p/>
        </draw:line>
        <draw:custom-shape draw:style-name="gr10" draw:text-style-name="P10" xml:id="id23" draw:id="id23" draw:layer="layout" svg:width="2.8cm" svg:height="1.2cm" svg:x="19.1cm" svg:y="0.1cm">
          <text:p text:style-name="P8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1cm" svg:y1="0.7cm" svg:x2="19.1cm" svg:y2="0.7cm" draw:start-shape="id20" draw:start-glue-point="1" draw:end-shape="id23" draw:end-glue-point="3" svg:d="M18100 700h1000" svg:viewBox="0 0 1001 1">
          <text:p/>
        </draw:connector>
        <draw:connector draw:style-name="gr9" draw:text-style-name="P6" draw:layer="layout" draw:type="curve" svg:x1="21.9cm" svg:y1="0.7cm" svg:x2="22.9cm" svg:y2="0.7cm" draw:start-shape="id23" draw:start-glue-point="1" draw:end-shape="id21" draw:end-glue-point="3" svg:d="M21900 700h1000" svg:viewBox="0 0 1001 1">
          <text:p/>
        </draw:connector>
        <draw:connector draw:style-name="gr11" draw:text-style-name="P3" draw:layer="layout" draw:type="curve" svg:x1="12.9cm" svg:y1="3.7cm" svg:x2="20.5cm" svg:y2="1.3cm" draw:start-shape="id18" draw:start-glue-point="2" draw:end-shape="id23" draw:end-glue-point="2" svg:d="M12900 3700c0 1071 7600 2271 7600-2400" svg:viewBox="0 0 7601 3379">
          <text:p/>
        </draw:connector>
        <draw:custom-shape draw:style-name="gr10" draw:text-style-name="P17" xml:id="id24" draw:id="id24" draw:layer="layout" svg:width="2.8cm" svg:height="1.2cm" svg:x="30.5cm" svg:y="0.1cm">
          <text:p text:style-name="P16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22" draw:start-glue-point="1" draw:end-shape="id24" draw:end-glue-point="3" svg:d="M29500 700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3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5-05T15:45:46.712755112</dc:date>
    <meta:editing-duration>PT7H49M17S</meta:editing-duration>
    <meta:editing-cycles>85</meta:editing-cycles>
    <meta:generator>LibreOffice/7.2.5.1$Linux_X86_64 LibreOffice_project/20$Build-1</meta:generator>
    <dc:creator>Christoph Wickert</dc:creator>
    <meta:document-statistic meta:object-count="69"/>
  </office:meta>
</office:document-meta>
</file>